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Raspberry P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John Lew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1:43:27.381047612</meta:creation-date>
    <dc:date>2015-09-15T21:45:08.686177324</dc:date>
    <meta:editing-duration>PT1M42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